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.setUnresolvedReferences( Map un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.fakeNon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.Page( SimplePageMaster sp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Page.getUnresolved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.isEmp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ge.setRegionViewport( int areaclass , RegionViewport po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ge.getRegionViewport( int area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ge.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ge.makeRegionViewport( Region r , FODimension reldims , CTM pageCTM , SimplePageMaster sp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ge.setRegionReferencePosition( RegionReference rr , Region r , Rectangle2D absRegVP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.clon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